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fo:font-weight="bold" officeooo:rsid="000822a2" officeooo:paragraph-rsid="000822a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fo:font-weight="bold" officeooo:rsid="000822a2" officeooo:paragraph-rsid="000822a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style:text-underline-style="none" fo:font-weight="normal" officeooo:rsid="000822a2" officeooo:paragraph-rsid="000822a2" style:font-weight-asian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8.049cm"/>
        </style:tab-stops>
      </style:paragraph-properties>
      <style:text-properties fo:color="#55308d" style:text-line-through-style="none" style:text-line-through-type="none" style:text-underline-style="none" fo:font-weight="normal" officeooo:rsid="000822a2" officeooo:paragraph-rsid="000822a2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8.049cm"/>
          <style:tab-stop style:position="8.389cm"/>
        </style:tab-stops>
      </style:paragraph-properties>
      <style:text-properties fo:color="#55308d" style:text-line-through-style="none" style:text-line-through-type="none" style:text-underline-style="none" fo:font-weight="normal" officeooo:rsid="00097f3d" officeooo:paragraph-rsid="00097f3d" fo:background-color="#ffffff" style:font-weight-asian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8.049cm"/>
          <style:tab-stop style:position="8.389cm"/>
        </style:tab-stops>
      </style:paragraph-properties>
      <style:text-properties fo:color="#55308d" style:text-line-through-style="none" style:text-line-through-type="none" style:text-underline-style="none" fo:font-weight="normal" officeooo:rsid="000ad06b" officeooo:paragraph-rsid="000ad06b" fo:background-color="#ffffff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8.049cm"/>
          <style:tab-stop style:position="8.389cm"/>
        </style:tab-stops>
      </style:paragraph-properties>
      <style:text-properties fo:color="#55308d" style:text-line-through-style="none" style:text-line-through-type="none" style:text-underline-style="none" fo:font-weight="normal" officeooo:rsid="000c0382" officeooo:paragraph-rsid="000c0382" fo:background-color="#fffff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a6099" style:text-underline-style="none" fo:font-weight="normal" officeooo:rsid="000822a2" officeooo:paragraph-rsid="000822a2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97f3d" fo:background-color="#ffff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0c03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WEB</text:p>
      <text:p text:style-name="P1"/>
      <text:p text:style-name="P2">Les moteur de recherche:</text:p>
      <text:p text:style-name="P3"/>
      <text:p text:style-name="P3">(Google, Ecosia, Qwant, Yahoo, Bing, DuckDuckgo…) servent à trouver des sites web à partir de mots clé. Ce sont eux-mêmes des sites web!</text:p>
      <text:p text:style-name="P3"/>
      <text:p text:style-name="P4"><text:span text:style-name="T1">Les navigateurs</text:span> sont des appliquation qui permettent de <text:span text:style-name="T3">visualiser</text:span> des sites Web, et de faire et recevoir des <text:span text:style-name="T2">requêtes</text:span><text:span text:style-name="T1"> HTTP</text:span></text:p>
      <text:p text:style-name="P5"><text:span text:style-name="T1">le HTTP</text:span> est le protocole du web. C’est <text:span text:style-name="T1">le protocole</text:span> qui permet au <text:span text:style-name="T1">serveur</text:span> et aux <text:span text:style-name="T1">clients</text:span> de communiquer.<text:span text:style-name="T1">un serveur</text:span> est un ordinateur qui stocke, modifie et partage des donné.</text:p>
      <text:p text:style-name="P6">Le <text:span text:style-name="T1">client web</text:span> peut passer des « commandes » <text:span text:style-name="T4">A</text:span>u serveur, on les appelle les <text:span text:style-name="T1">requetes HTTP</text:span>. Ensuite il peut recevoir les donné et les afficher Ce sont les <text:span text:style-name="T1">navigateur</text:span>. Le web est un réseau de pages reliées par <text:s/>des liens hypertextes.<text:line-break/>Le web a été inventéen 1989 par Tim Berners-Lee au Cerne</text:p>
      <text:p text:style-name="P7">Les navigateurs décodent les pages qui sont codées en <text:span text:style-name="T1">HTML</text:span>( hybertext markup languag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12:32:05.049000000</meta:creation-date>
    <meta:editing-duration>PT57S</meta:editing-duration>
    <meta:editing-cycles>2</meta:editing-cycles>
    <meta:generator>LibreOffice/6.4.1.2$Windows_X86_64 LibreOffice_project/4d224e95b98b138af42a64d84056446d09082932</meta:generator>
    <dc:date>2020-09-28T12:32:55.892000000</dc:date>
    <meta:document-statistic meta:table-count="0" meta:image-count="0" meta:object-count="0" meta:page-count="1" meta:paragraph-count="7" meta:word-count="145" meta:character-count="836" meta:non-whitespace-character-count="697"/>
  </office:meta>
</office:document-meta>
</file>